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Courier New1" svg:font-family="'Courier New'"/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color="#000000"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4pt" fo:font-style="normal" style:text-underline-style="none" fo:font-weight="bold" style:font-name-asian="Arial-BoldMT" style:font-size-asian="14pt" style:font-style-asian="normal" style:font-weight-asian="bold" style:font-name-complex="Arial-BoldMT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style:text-autospace="non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style:text-autospace="none"/>
      <style:text-properties fo:color="#000000"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margin-left="0.635cm" fo:margin-right="0cm" fo:text-indent="0cm" style:auto-text-indent="false" style:text-autospace="non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1.249cm" fo:margin-right="0cm" fo:margin-top="0.176cm" fo:margin-bottom="0.176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1.249cm" fo:margin-right="0cm" fo:margin-top="0.176cm" fo:margin-bottom="0.176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1.249cm" fo:margin-right="0cm" fo:margin-top="0.176cm" fo:margin-bottom="0.176cm" fo:line-height="100%" fo:text-indent="0cm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1" style:family="paragraph" style:parent-style-name="Preformatted_20_Text">
      <style:paragraph-properties fo:margin-left="1.249cm" fo:margin-right="0cm" fo:margin-top="0.176cm" fo:margin-bottom="0.176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Preformatted_20_Text">
      <style:paragraph-properties fo:margin-left="1.249cm" fo:margin-right="0cm" fo:margin-top="0.176cm" fo:margin-bottom="0.176cm" fo:line-height="100%" fo:text-indent="0cm" style:auto-text-indent="false"/>
      <style:text-properties fo:color="#a9b7c6" style:font-name="Courier New1" fo:font-size="14pt" fo:font-weight="normal" style:font-size-asian="14pt" style:font-weight-asian="normal" style:font-size-complex="14pt" style:font-weight-complex="normal"/>
    </style:style>
    <style:style style:name="P13" style:family="paragraph" style:parent-style-name="Heading_20_2">
      <style:paragraph-properties fo:text-align="center" style:justify-single-word="false" fo:orphans="2" fo:widows="2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Courier New1"/>
    </style:style>
    <style:style style:name="P15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6" style:family="paragraph" style:parent-style-name="Preformatted_20_Text">
      <style:paragraph-properties fo:background-color="#2b2b2b">
        <style:background-image/>
      </style:paragraph-properties>
      <style:text-properties fo:color="#a9b7c6" style:font-name="Courier New1"/>
    </style:style>
    <style:style style:name="P17" style:family="paragraph" style:parent-style-name="Preformatted_20_Text">
      <style:paragraph-properties fo:background-color="#2b2b2b">
        <style:background-image/>
      </style:paragraph-properties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color="#000000" style:font-name="Times New Roman" fo:font-size="14pt" fo:font-style="normal" style:text-underline-style="none" fo:font-weight="normal" style:font-name-asian="ArialMT" style:font-size-asian="14pt" style:font-style-asian="normal" style:font-weight-asian="normal" style:font-name-complex="ArialMT" style:font-size-complex="14pt" style:font-style-complex="normal" style:font-weight-complex="normal"/>
    </style:style>
    <style:style style:name="P19" style:family="paragraph" style:parent-style-name="Text_20_body" style:list-style-name="L2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>
      <style:paragraph-properties style:text-autospace="none"/>
      <style:text-properties fo:font-variant="normal" fo:text-transform="none" fo:color="#000000" style:font-name="Times New Roman" fo:font-size="14pt" fo:letter-spacing="normal" fo:font-style="normal" style:text-underline-style="none" fo:font-weight="normal" style:font-name-asian="ArialMT" style:font-size-asian="14pt" style:font-style-asian="normal" style:font-weight-asian="normal" style:font-name-complex="ArialMT" style:font-size-complex="14pt" style:font-style-complex="normal" style:font-weight-complex="normal"/>
    </style:style>
    <style:style style:name="P22" style:family="paragraph" style:parent-style-name="Text_20_body" style:list-style-name="L1">
      <style:paragraph-properties fo:orphans="2" fo:widows="2"/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 style:list-style-name="L1">
      <style:paragraph-properties fo:margin-top="0cm" fo:margin-bottom="0cm" fo:orphans="2" fo:widows="2"/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style:text-autospace="none"/>
      <style:text-properties fo:color="#000000" style:font-name="Times New Roman" fo:font-size="14pt" fo:font-style="normal" style:text-underline-style="none" fo:font-weight="normal" style:font-name-asian="ArialMT" style:font-size-asian="14pt" style:font-style-asian="normal" style:font-weight-asian="normal" style:font-name-complex="ArialMT" style:font-size-complex="14pt" style:font-style-complex="normal" style:font-weight-complex="normal"/>
    </style:style>
    <style:style style:name="P25" style:family="paragraph" style:parent-style-name="Standard">
      <style:paragraph-properties style:text-autospace="non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.635cm" fo:margin-right="0cm" fo:text-indent="0cm" style:auto-text-indent="false" style:text-autospace="none"/>
      <style:text-properties fo:color="#000000" style:font-name="Times New Roman" fo:font-size="14pt" fo:font-style="normal" style:text-underline-style="none" fo:font-weight="normal" style:font-name-asian="ArialMT" style:font-size-asian="14pt" style:font-style-asian="normal" style:font-weight-asian="normal" style:font-name-complex="ArialMT" style:font-size-complex="14pt" style:font-style-complex="normal" style:font-weight-complex="normal"/>
    </style:style>
    <style:style style:name="P27" style:family="paragraph" style:parent-style-name="Standard">
      <style:paragraph-properties fo:margin-left="1.249cm" fo:margin-right="0cm" fo:margin-top="0.176cm" fo:margin-bottom="0.176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1.249cm" fo:margin-right="0cm" fo:margin-top="0.176cm" fo:margin-bottom="0.176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Preformatted_20_Text">
      <style:paragraph-properties fo:margin-left="1.249cm" fo:margin-right="0cm" fo:margin-top="0.176cm" fo:margin-bottom="0.176cm" fo:line-height="100%" fo:orphans="2" fo:widows="2" fo:text-indent="0cm" style:auto-text-indent="false"/>
      <style:text-properties fo:font-variant="normal" fo:text-transform="none" fo:color="#a9b7c6" style:font-name="Courier New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style:font-name-asian="ArialMT" style:font-name-complex="ArialMT"/>
    </style:style>
    <style:style style:name="T3" style:family="text">
      <style:text-properties fo:font-variant="normal" fo:text-transform="none" fo:letter-spacing="normal" fo:font-weight="bold" style:font-name-asian="ArialMT" style:font-weight-asian="bold" style:font-name-complex="ArialMT" style:font-weight-complex="bold"/>
    </style:style>
    <style:style style:name="T4" style:family="text">
      <style:text-properties fo:font-variant="normal" fo:text-transform="none" style:text-line-through-style="none" fo:letter-spacing="normal" style:text-blinking="false" fo:background-color="#ffffff" style:font-name-asian="ArialMT" style:font-name-complex="ArialMT"/>
    </style:style>
    <style:style style:name="T5" style:family="text">
      <style:text-properties fo:font-variant="normal" fo:text-transform="none" style:font-name="Times New Roman" fo:letter-spacing="normal"/>
    </style:style>
    <style:style style:name="T6" style:family="text">
      <style:text-properties style:text-position="-33% 80%"/>
    </style:style>
    <style:style style:name="T7" style:family="text">
      <style:text-properties fo:language="en" fo:country="US"/>
    </style:style>
    <style:style style:name="T8" style:family="text">
      <style:text-properties style:font-name-asian="Arial-BoldMT" style:font-name-complex="Arial-BoldMT"/>
    </style:style>
    <style:style style:name="T9" style:family="text">
      <style:text-properties style:font-name-asian="ArialMT" style:font-name-complex="ArialMT"/>
    </style:style>
    <style:style style:name="T10" style:family="text">
      <style:text-properties fo:font-weight="bold" style:font-name-asian="Arial-BoldMT" style:font-weight-asian="bold" style:font-name-complex="Arial-BoldM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rbara Partyka</text:p>
      <text:p text:style-name="P3">Scenariusz 2</text:p>
      <text:p text:style-name="P4"><text:span text:style-name="T10">Temat ćwiczenia:</text:span><text:span text:style-name="T8"> </text:span><text:span text:style-name="T9">Budowa i działanie sieci jednowarstwowej</text:span></text:p>
      <text:p text:style-name="P4"><text:span text:style-name="T9">Celem ćwiczenia jest poznanie budowy i działania jednowarstwowych sieci neuronowych </text:span><text:span text:style-name="T9">oraz uczenie rozpoznawania wielkości liter.</text:span></text:p>
      <text:p text:style-name="P24"/>
      <text:p text:style-name="P24"/>
      <text:p text:style-name="P5"><text:span text:style-name="T3">Sieć neuronowa</text:span><text:span text:style-name="T2">– ogólna nazwa struktur matematycznych</text:span><text:span text:style-name="T4"> </text:span><text:span text:style-name="T2">i ich programowych lub sprzętowych modeli, realizujących obliczenia lub przetwarzanie sygnałów</text:span><text:span text:style-name="T4"> </text:span><text:span text:style-name="T2">poprzez rzędy elementów, zwanych sztucznymi neuronami, wykonujących pewną podstawową operację na swoim wejściu. Oryginalną inspiracją takiej struktury była budowa n</text:span><text:span text:style-name="T4">aturalnych neuronów</text:span><text:span text:style-name="T2">, łączących je</text:span><text:span text:style-name="T4"> synaps</text:span><text:span text:style-name="T2">, oraz</text:span><text:span text:style-name="T4"> układów nerwowych</text:span><text:span text:style-name="T2">, w szczególności</text:span><text:span text:style-name="T4"> mózgu</text:span><text:span text:style-name="T2">.</text:span><text:span text:style-name="T9"> (zródło:https://pl.wikipedia.org/wiki/Sie%C4%87_neuronowa)</text:span></text:p>
      <text:p text:style-name="P24"/>
      <text:p text:style-name="P24"/>
      <text:p text:style-name="P5"><draw:frame draw:style-name="fr1" draw:name="grafika1" text:anchor-type="as-char" svg:width="16.73cm" svg:height="5.607cm" draw:z-index="0"><draw:image xlink:href="https://upload.wikimedia.org/wikipedia/commons/3/3c/Neuralnetwork.png" xlink:type="simple" xlink:show="embed" xlink:actuate="onLoad"/></draw:frame> </text:p>
      <text:p text:style-name="P6"><text:span text:style-name="T1">Uproszczony schemat jednokierunkowej sieci neuronowej. Poszczególne "kółka" oznaczają sztuczne neurony.</text:span> </text:p>
      <text:p text:style-name="P25"/>
      <text:p text:style-name="P24"/>
      <text:p text:style-name="P24"/>
      <text:p text:style-name="P26">Problem zrealizowano za pomocą jednego perceptronu. Przygotowano dane uczące zawierające 10 małych liter oraz 10 dużych liter <text:s/>w postaci siatki 5x7 w reprezentacji zero-jedynkowej. </text:p>
      <text:p text:style-name="P26">Wykorzystano algorytm delta.</text:p>
      <text:p text:style-name="P26"/>
      <text:p text:style-name="P7"><text:span text:style-name="T3">DELTA</text:span><text:span text:style-name="T2">, zakłada że w raz z każdym wektorem wejściowym X do neuronu podawany jest sygnał z. Neuron odpowiada na sygnał X sygnałem</text:span></text:p>
      <text:h text:style-name="P13" text:outline-level="2">y = W * X</text:h>
      <text:p text:style-name="P2"><text:line-break/><text:span text:style-name="T1">Przy czym jeśli neuron nie jest nauczony, sygnał ten jest inny niż wymagany (y≠z). Wewnątrz neuronu istnieje blok oceniający wielkość błędu</text:span></text:p>
      <text:h text:style-name="P13" text:outline-level="2"><text:soft-page-break/>δ = z - y</text:h>
      <text:p text:style-name="P2"><text:line-break/><text:span text:style-name="T1">Blok ten składa się inwertora oraz sumatora. Na podstawie sygnału błedu oraz wektora wejściowego </text:span><text:span text:style-name="T1">X </text:span><text:span text:style-name="T1">możliwe jest takie skorygowanie wektora wag </text:span><text:span text:style-name="T1">W</text:span><text:span text:style-name="T1">, by neuron lepiej realizował zadaną funkcję </text:span><text:span text:style-name="T1">y= f(X)</text:span><text:span text:style-name="T1">. Nowy wektor wag </text:span><text:span text:style-name="T1">W’</text:span><text:span text:style-name="T1">obliczany jest ze wzoru:</text:span></text:p>
      <text:h text:style-name="P13" text:outline-level="2">W’ = W + ηδX</text:h>
      <text:p text:style-name="P2"><text:line-break/><text:span text:style-name="T1">Gdzie </text:span><text:span text:style-name="T1">η </text:span><text:span text:style-name="T1">jest współczynnikiem liczbowym, decydującym o szybkości nauki.</text:span></text:p>
      <text:p text:style-name="P1"><text:span text:style-name="T5">(źródło: </text:span><text:a xlink:type="simple" xlink:href="http://galaxy.agh.edu.pl/~vlsi/AI/rdelta/" text:style-name="Internet_20_link" text:visited-style-name="Visited_20_Internet_20_Link"><text:span text:style-name="T5">http://galaxy.agh.edu.pl/~vlsi/AI/rdelta/</text:span></text:a><text:span text:style-name="T5">)</text:span></text:p>
      <text:p text:style-name="P18"/>
      <text:p text:style-name="P5"><text:span text:style-name="T3">Perceptronem</text:span><text:span text:style-name="T2"> nazywamy prosty element obliczeniowy, który sumuje ważone sygnały wejściowe i proównuje tę sumę z progiem aktywacji - w zależności od wyniku perceptron może być albo wzbudzony (wynik 1), albo nie (wynik 0).</text:span></text:p>
      <text:p text:style-name="P24"/>
      <text:p text:style-name="P21">Możemy do tego użyć algorytmu uczenia perceptronu- tzn. automatycznego doboru wag na podstawie napływajacych przykładów. W uproszczonym (ze względu na ilustrację) przypadku dwuwymiarowym algorytm wygląda następująco:</text:p>
      <text:list xml:id="list6859487803021964825" text:style-name="L1">
        <text:list-item>
          <text:p text:style-name="P23">Inicjujemy wagi losowo.</text:p>
        </text:list-item>
        <text:list-item>
          <text:p text:style-name="P23">Dla każdego przykładu uczącego obliczamy odpowiedź perceptronu.</text:p>
        </text:list-item>
        <text:list-item>
          <text:p text:style-name="P22">Jeśli odpowiedź perceptronu jest nieprawidłowa, to modyfikujemy wagi:</text:p>
        </text:list-item>
      </text:list>
      <text:list xml:id="list1302422156665601319" text:style-name="L2">
        <text:list-header>
          <text:p text:style-name="P19">w<text:span text:style-name="T6">1</text:span>+=<text:span text:style-name="T7">n *(d-y)</text:span>* x<text:span text:style-name="T6">1</text:span><text:line-break/>w<text:span text:style-name="T6">2</text:span>+=<text:span text:style-name="T7">n* (d-y)</text:span>* x<text:span text:style-name="T6">2</text:span><text:line-break/><text:span text:style-name="T7">b</text:span> <text:span text:style-name="T7">+</text:span>=<text:span text:style-name="T7">n *(d-y)</text:span></text:p>
        </text:list-header>
      </text:list>
      <text:p text:style-name="P20"/>
      <text:p text:style-name="P10">Program testowano dla 3 współczynników uczenia: 0,1; 0,01; 0,001.</text:p>
      <text:p text:style-name="P10">Zawartość pliku trainData.txt stosowany do nauki perceptronu:</text:p>
      <text:p text:style-name="P12">1</text:p>
      <text:p text:style-name="P16">0 1 1 1 0 1 0 0 0 1 1 0 0 0 1 1 1 1 1 1 1 0 0 0 1 1 0 0 0 1 1 0 0 0 1</text:p>
      <text:p text:style-name="P16">0</text:p>
      <text:p text:style-name="P16">0 0 0 0 0 0 0 0 0 0 0 1 1 1 0 0 0 0 0 1 0 1 1 1 1 1 0 0 0 1 0 1 1 1 1 </text:p>
      <text:p text:style-name="P16">1</text:p>
      <text:p text:style-name="P16">1 1 1 1 0 1 0 0 0 1 1 0 0 0 1 1 1 1 1 0 1 0 0 0 1 1 0 0 0 1 1 1 1 1 0</text:p>
      <text:p text:style-name="P16">0</text:p>
      <text:p text:style-name="P16">1 0 0 0 0 1 0 0 0 0 1 0 0 0 0 1 0 1 1 0 1 1 0 0 1 1 0 0 0 1 1 1 1 1 0 </text:p>
      <text:p text:style-name="P16">1</text:p>
      <text:p text:style-name="P16">0 1 1 1 0 1 0 0 0 1 1 0 0 0 0 1 0 0 0 0 1 0 0 0 0 1 0 0 0 1 0 1 1 1 0</text:p>
      <text:p text:style-name="P16">0</text:p>
      <text:p text:style-name="P16">0 0 0 0 0 0 0 0 0 0 0 1 1 1 0 1 0 0 0 0 1 0 0 0 0 1 0 0 0 1 0 1 1 1 0</text:p>
      <text:p text:style-name="P16">1 </text:p>
      <text:p text:style-name="P16">1 1 1 1 0 1 0 0 0 1 1 0 0 0 1 1 0 0 0 1 1 0 0 0 1 1 0 0 0 1 1 1 1 1 0</text:p>
      <text:p text:style-name="P16">0</text:p>
      <text:p text:style-name="P16"><text:soft-page-break/>0 0 0 0 1 0 0 0 0 1 0 0 0 0 1 0 1 1 0 1 1 0 0 1 1 1 0 0 0 1 0 1 1 1 1</text:p>
      <text:p text:style-name="P16">1 </text:p>
      <text:p text:style-name="P16">1 1 1 1 1 1 0 0 0 0 1 0 0 0 0 1 1 1 1 0 1 0 0 0 0 1 0 0 0 0 1 1 1 1 1</text:p>
      <text:p text:style-name="P16">0 </text:p>
      <text:p text:style-name="P16">0 0 0 0 0 0 0 0 0 0 0 1 1 1 0 1 0 0 0 1 1 1 1 1 1 1 0 0 0 0 0 1 1 1 0</text:p>
      <text:p text:style-name="P16">1 </text:p>
      <text:p text:style-name="P16">1 1 1 1 1 1 0 0 0 0 1 0 0 0 0 1 1 1 1 0 1 0 0 0 0 1 0 0 0 0 1 0 0 0 0</text:p>
      <text:p text:style-name="P16">0</text:p>
      <text:p text:style-name="P16">0 0 1 1 0 0 1 0 0 1 0 1 0 0 0 1 1 1 0 0 0 1 0 0 0 0 1 0 0 0 0 1 0 0 0</text:p>
      <text:p text:style-name="P16">1 </text:p>
      <text:p text:style-name="P16">0 1 1 1 0 1 0 0 0 1 1 0 0 0 0 1 0 1 1 1 1 0 0 0 1 1 0 0 0 1 0 1 1 1 0</text:p>
      <text:p text:style-name="P16">0</text:p>
      <text:p text:style-name="P16">0 0 0 0 0 0 1 1 1 1 1 0 0 0 1 1 0 0 0 1 0 1 1 1 1 0 0 0 0 1 0 1 1 1 0</text:p>
      <text:p text:style-name="P16">1 </text:p>
      <text:p text:style-name="P16">1 0 0 0 1 1 0 0 0 1 1 0 0 0 1 1 1 1 1 1 1 0 0 0 1 1 0 0 0 1 1 0 0 0 1</text:p>
      <text:p text:style-name="P16">0</text:p>
      <text:p text:style-name="P16">1 0 0 0 0 1 0 0 0 0 1 0 1 1 0 1 1 0 0 1 1 0 0 0 1 1 0 0 0 1 1 0 0 0 1</text:p>
      <text:p text:style-name="P16">1 </text:p>
      <text:p text:style-name="P16">0 1 1 1 0 0 0 1 0 0 0 0 1 0 0 0 0 1 0 0 0 0 1 0 0 0 0 1 0 0 0 1 1 1 0</text:p>
      <text:p text:style-name="P16">0</text:p>
      <text:p text:style-name="P16">0 0 0 0 0 0 0 1 0 0 0 0 0 0 0 0 0 1 0 0 0 0 1 0 0 0 0 1 0 0 0 0 1 0 0</text:p>
      <text:p text:style-name="P16">1 </text:p>
      <text:p text:style-name="P16">1 1 1 1 1 0 0 0 0 1 0 0 0 0 1 0 0 0 0 1 0 0 0 0 1 1 0 0 0 1 0 1 1 1 0</text:p>
      <text:p text:style-name="P16">0</text:p>
      <text:p text:style-name="P14">0 0 0 1 0 0 0 0 0 0 0 0 1 1 0 0 0 0 1 0 0 0 0 1 0 1 0 0 1 0 0 1 1 0 0</text:p>
      <text:p text:style-name="P10"/>
      <text:p text:style-name="P10">Zawartość pliku testData.txt testującego neuron:</text:p>
      <text:p text:style-name="P29">1</text:p>
      <text:p text:style-name="P16">0 1 1 1 0 1 0 0 0 1 1 0 0 0 1 1 1 1 1 1 1 0 0 0 1 1 0 0 0 1 1 0 0 0 1</text:p>
      <text:p text:style-name="P16">0</text:p>
      <text:p text:style-name="P16">0 0 0 0 0 0 0 0 0 0 0 1 1 1 0 0 0 0 0 1 0 1 1 1 1 1 0 0 0 1 0 1 1 1 1 </text:p>
      <text:p text:style-name="P16">1 </text:p>
      <text:p text:style-name="P16">1 1 1 1 1 1 0 0 0 0 1 0 0 0 0 1 1 1 1 0 1 0 0 0 0 1 0 0 0 0 1 0 0 0 0</text:p>
      <text:p text:style-name="P16">0</text:p>
      <text:p text:style-name="P16">1 0 0 0 0 1 0 0 0 0 1 0 1 1 0 1 1 0 0 1 1 0 0 0 1 1 0 0 0 1 1 0 0 0 1</text:p>
      <text:p text:style-name="P16">0</text:p>
      <text:p text:style-name="P16">0 0 1 1 0 0 1 0 0 1 0 1 0 0 0 1 1 1 0 0 0 1 0 0 0 0 1 0 0 0 0 1 0 0 0</text:p>
      <text:p text:style-name="P16">1 </text:p>
      <text:p text:style-name="P16">0 1 1 1 0 1 0 0 0 1 1 0 0 0 0 1 0 1 1 1 1 0 0 0 1 1 0 0 0 1 0 1 1 1 0</text:p>
      <text:p text:style-name="P16">1</text:p>
      <text:p text:style-name="P16">1 1 1 1 0 1 0 0 0 1 1 0 0 0 1 1 1 1 1 0 1 0 0 0 1 1 0 0 0 1 1 1 1 1 0</text:p>
      <text:p text:style-name="P16">0</text:p>
      <text:p text:style-name="P16">1 0 0 0 0 1 0 0 0 0 1 0 0 0 0 1 0 1 1 0 1 1 0 0 1 1 0 0 0 1 1 1 1 1 0 </text:p>
      <text:p text:style-name="P16">1</text:p>
      <text:p text:style-name="P16">0 1 1 1 0 1 0 0 0 1 1 0 0 0 0 1 0 0 0 0 1 0 0 0 0 1 0 0 0 1 0 1 1 1 0</text:p>
      <text:p text:style-name="P16">0</text:p>
      <text:p text:style-name="P16">0 0 0 0 0 0 0 0 0 0 0 1 1 1 0 1 0 0 0 0 1 0 0 0 0 1 0 0 0 1 0 1 1 1 0</text:p>
      <text:p text:style-name="P16">1 </text:p>
      <text:p text:style-name="P16">0 1 1 1 0 0 0 1 0 0 0 0 1 0 0 0 0 1 0 0 0 0 1 0 0 0 0 1 0 0 0 1 1 1 0</text:p>
      <text:p text:style-name="P16">0</text:p>
      <text:p text:style-name="P16">0 0 0 0 0 0 0 1 0 0 0 0 0 0 0 0 0 1 0 0 0 0 1 0 0 0 0 1 0 0 0 0 1 0 0</text:p>
      <text:p text:style-name="P16">1 </text:p>
      <text:p text:style-name="P16">1 1 1 1 1 0 0 0 0 1 0 0 0 0 1 0 0 0 0 1 0 0 0 0 1 1 0 0 0 1 0 1 1 1 0</text:p>
      <text:p text:style-name="P16">0</text:p>
      <text:p text:style-name="P16">0 0 0 1 0 0 0 0 0 0 0 0 1 1 0 0 0 0 1 0 0 0 0 1 0 1 0 0 1 0 0 1 1 0 0</text:p>
      <text:p text:style-name="P16">1 </text:p>
      <text:p text:style-name="P16">1 1 1 1 0 1 0 0 0 1 1 0 0 0 1 1 0 0 0 1 1 0 0 0 1 1 0 0 0 1 1 1 1 1 0</text:p>
      <text:p text:style-name="P16">0</text:p>
      <text:p text:style-name="P16">0 0 0 0 1 0 0 0 0 1 0 0 0 0 1 0 1 1 0 1 1 0 0 1 1 1 0 0 0 1 0 1 1 1 1</text:p>
      <text:p text:style-name="P16"><text:soft-page-break/>1 </text:p>
      <text:p text:style-name="P16">1 1 1 1 1 1 0 0 0 0 1 0 0 0 0 1 1 1 1 0 1 0 0 0 0 1 0 0 0 0 1 1 1 1 1</text:p>
      <text:p text:style-name="P16">0 </text:p>
      <text:p text:style-name="P16">0 0 0 0 0 0 0 0 0 0 0 1 1 1 0 1 0 0 0 1 1 1 1 1 1 1 0 0 0 0 0 1 1 1 0</text:p>
      <text:p text:style-name="P16">0</text:p>
      <text:p text:style-name="P16">0 0 0 0 0 0 1 1 1 1 1 0 0 0 1 1 0 0 0 1 0 1 1 1 1 0 0 0 0 1 0 1 1 1 0</text:p>
      <text:p text:style-name="P16">1 </text:p>
      <text:p text:style-name="P14">1 0 0 0 1 1 0 0 0 1 1 0 0 0 1 1 1 1 1 1 1 0 0 0 1 1 0 0 0 1 1 0 0 0 1</text:p>
      <text:p text:style-name="P27"/>
      <text:p text:style-name="P27"/>
      <text:p text:style-name="P27">Siatka małych liter -stworzona:</text:p>
      <text:p text:style-name="P11">a</text:p>
      <text:p text:style-name="P17">0 0 0 0 0 </text:p>
      <text:p text:style-name="P17">0 0 0 0 0 </text:p>
      <text:p text:style-name="P17">0 1 1 1 0 </text:p>
      <text:p text:style-name="P17">0 0 0 0 1 </text:p>
      <text:p text:style-name="P17">0 1 1 1 1 </text:p>
      <text:p text:style-name="P17">1 0 0 0 1</text:p>
      <text:p text:style-name="P17">0 1 1 1 1 </text:p>
      <text:p text:style-name="P17">b</text:p>
      <text:p text:style-name="P17">1 0 0 0 0</text:p>
      <text:p text:style-name="P17">1 0 0 0 0</text:p>
      <text:p text:style-name="P17">1 0 0 0 0 </text:p>
      <text:p text:style-name="P17">1 0 1 1 0 </text:p>
      <text:p text:style-name="P17">1 1 0 0 1 </text:p>
      <text:p text:style-name="P17">1 0 0 0 1 </text:p>
      <text:p text:style-name="P17">1 1 1 1 0 </text:p>
      <text:p text:style-name="P17">c</text:p>
      <text:p text:style-name="P17">0 0 0 0 0 </text:p>
      <text:p text:style-name="P17">0 0 0 0 0</text:p>
      <text:p text:style-name="P17">0 1 1 1 0 </text:p>
      <text:p text:style-name="P17">1 0 0 0 0 </text:p>
      <text:p text:style-name="P17">1 0 0 0 0</text:p>
      <text:p text:style-name="P17">1 0 0 0 1</text:p>
      <text:p text:style-name="P17">0 1 1 1 0</text:p>
      <text:p text:style-name="P17">d</text:p>
      <text:p text:style-name="P17">0 0 0 0 1 </text:p>
      <text:p text:style-name="P17">0 0 0 0 1 </text:p>
      <text:p text:style-name="P17">0 0 0 0 1</text:p>
      <text:p text:style-name="P17">0 1 1 0 1 </text:p>
      <text:p text:style-name="P17">1 0 0 1 1 </text:p>
      <text:p text:style-name="P17">1 0 0 0 1</text:p>
      <text:p text:style-name="P17">0 1 1 1 1</text:p>
      <text:p text:style-name="P17">e</text:p>
      <text:p text:style-name="P17"><text:soft-page-break/>0 0 0 0 0</text:p>
      <text:p text:style-name="P17">0 0 0 0 0 </text:p>
      <text:p text:style-name="P17">0 1 1 1 0</text:p>
      <text:p text:style-name="P17">1 0 0 0 1</text:p>
      <text:p text:style-name="P17">1 1 1 1 1 </text:p>
      <text:p text:style-name="P17">1 0 0 0 0</text:p>
      <text:p text:style-name="P17">0 1 1 1 0</text:p>
      <text:p text:style-name="P17">f</text:p>
      <text:p text:style-name="P17">0 0 1 1 0</text:p>
      <text:p text:style-name="P17">0 1 0 0 1 </text:p>
      <text:p text:style-name="P17">0 1 0 0 0 </text:p>
      <text:p text:style-name="P17">1 1 1 0 0 </text:p>
      <text:p text:style-name="P17">0 1 0 0 0 </text:p>
      <text:p text:style-name="P17">0 1 0 0 0 </text:p>
      <text:p text:style-name="P17">0 1 0 0 0 </text:p>
      <text:p text:style-name="P17">g</text:p>
      <text:p text:style-name="P17">0 0 0 0 0 </text:p>
      <text:p text:style-name="P17">0 1 1 1 1 </text:p>
      <text:p text:style-name="P17">1 0 0 0 1 </text:p>
      <text:p text:style-name="P17">1 0 0 0 1</text:p>
      <text:p text:style-name="P17">0 1 1 1 1 </text:p>
      <text:p text:style-name="P17">0 0 0 0 1</text:p>
      <text:p text:style-name="P17">0 1 1 1 0</text:p>
      <text:p text:style-name="P17">h</text:p>
      <text:p text:style-name="P17">1 0 0 0 0 </text:p>
      <text:p text:style-name="P17">1 0 0 0 0 </text:p>
      <text:p text:style-name="P17">1 0 1 1 0</text:p>
      <text:p text:style-name="P17">1 1 0 0 1</text:p>
      <text:p text:style-name="P17">1 0 0 0 1</text:p>
      <text:p text:style-name="P17">1 0 0 0 1</text:p>
      <text:p text:style-name="P17">1 0 0 0 1</text:p>
      <text:p text:style-name="P17">i</text:p>
      <text:p text:style-name="P17">0 0 0 0 0</text:p>
      <text:p text:style-name="P17">0 0 1 0 0</text:p>
      <text:p text:style-name="P17">0 0 0 0 0 </text:p>
      <text:p text:style-name="P17">0 0 1 0 0 </text:p>
      <text:p text:style-name="P17">0 0 1 0 0 </text:p>
      <text:p text:style-name="P17">0 0 1 0 0 </text:p>
      <text:p text:style-name="P17">0 0 1 0 0</text:p>
      <text:p text:style-name="P17">j</text:p>
      <text:p text:style-name="P17">0 0 0 1 0 </text:p>
      <text:p text:style-name="P17">0 0 0 0 0 </text:p>
      <text:p text:style-name="P17">0 0 1 1 0 </text:p>
      <text:p text:style-name="P17">0 0 0 1 0 </text:p>
      <text:p text:style-name="P17">0 0 0 1 0 </text:p>
      <text:p text:style-name="P17"><text:soft-page-break/>1 0 0 1 0 </text:p>
      <text:p text:style-name="P17">0 1 1 0 0</text:p>
      <text:p text:style-name="P17">k</text:p>
      <text:p text:style-name="P17">1 0 0 0 0 </text:p>
      <text:p text:style-name="P17">1 0 0 0 0 </text:p>
      <text:p text:style-name="P17">1 0 0 1 0</text:p>
      <text:p text:style-name="P17">1 0 1 0 0 </text:p>
      <text:p text:style-name="P17">1 1 0 0 0 </text:p>
      <text:p text:style-name="P17">1 0 1 0 0 </text:p>
      <text:p text:style-name="P17">1 0 0 1 0 </text:p>
      <text:p text:style-name="P17">l</text:p>
      <text:p text:style-name="P17">0 1 1 0 0 </text:p>
      <text:p text:style-name="P17">0 0 1 0 0 </text:p>
      <text:p text:style-name="P17">0 0 1 0 0 </text:p>
      <text:p text:style-name="P17">0 0 1 0 0 </text:p>
      <text:p text:style-name="P17">0 0 1 0 0 </text:p>
      <text:p text:style-name="P17">0 0 1 0 0 </text:p>
      <text:p text:style-name="P15">0 1 1 1 0 </text:p>
      <text:p text:style-name="P8"/>
      <text:p text:style-name="P8"/>
      <text:p text:style-name="P8"/>
      <text:p text:style-name="P8"/>
      <text:p text:style-name="P8"/>
      <text:p text:style-name="P9">Wnioski, analiza błędów:</text:p>
      <text:p text:style-name="P8">Na działanie sieci maja wpływ współczynnik uczenia, ilość danych uczących, funkcja aktywacji oraz metoda uczenia.</text:p>
      <text:p text:style-name="P8">Proces nauki przebiegał szybko.</text:p>
      <text:p text:style-name="P8">Program jest w stanie uzyskać 100% skuteczność.</text:p>
      <text:p text:style-name="P8">Na działanie sieci maja wpływ współczynnik uczenia, ilość danych uczących, funkcja aktywacji oraz metoda uczenia.</text:p>
      <text:p text:style-name="P8"/>
      <text:p text:style-name="P8">Listing kodu:</text:p>
      <text:p text:style-name="P8">https://github.com/barbarapar/PSI_GCP03_zima_2017-2018_Barbara_Party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Courier New1" svg:font-family="'Courier New'"/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hhh hhh</meta:initial-creator>
    <meta:creation-date>2018-01-18T22:30:16.36</meta:creation-date>
    <dc:date>2018-01-18T23:53:39.93</dc:date>
    <dc:creator>hhhh hhh</dc:creator>
    <meta:editing-duration>PT6M16S</meta:editing-duration>
    <meta:editing-cycles>2</meta:editing-cycles>
    <meta:generator>OpenOffice/4.1.3$Win32 OpenOffice.org_project/413m1$Build-9783</meta:generator>
    <meta:document-statistic meta:table-count="0" meta:image-count="1" meta:object-count="0" meta:page-count="6" meta:paragraph-count="210" meta:word-count="2251" meta:character-count="6544"/>
  </office:meta>
</office:document-meta>
</file>